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2cm"/>
    </style:style>
    <style:style style:name="co2" style:family="table-column">
      <style:table-column-properties fo:break-before="auto" style:column-width="3.535cm"/>
    </style:style>
    <style:style style:name="co3" style:family="table-column">
      <style:table-column-properties fo:break-before="auto" style:column-width="3.697cm"/>
    </style:style>
    <style:style style:name="co4" style:family="table-column">
      <style:table-column-properties fo:break-before="auto" style:column-width="0.4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157.07" calcext:value-type="float">
            <text:p>157,07</text:p>
          </table:table-cell>
          <table:table-cell office:value-type="float" office:value="24401.820000004" calcext:value-type="float">
            <text:p>24401,820000004</text:p>
          </table:table-cell>
          <table:table-cell office:value-type="float" office:value="563.11" calcext:value-type="float">
            <text:p>563,11</text:p>
          </table:table-cell>
          <table:table-cell office:value-type="float" office:value="2.324425" calcext:value-type="float">
            <text:p>2,324425</text:p>
          </table:table-cell>
          <table:table-cell office:value-type="float" office:value="5" calcext:value-type="float">
            <text:p>5</text:p>
          </table:table-cell>
          <table:table-cell table:formula="of:=IF([.C1]&gt;=468;&quot;True&quot;)" office:value-type="string" office:string-value="True" calcext:value-type="string">
            <text:p>True</text:p>
          </table:table-cell>
          <table:table-cell table:formula="of:=[.C1]/60" office:value-type="float" office:value="9.38516666666667" calcext:value-type="float">
            <text:p>9,38516666666667</text:p>
          </table:table-cell>
        </table:table-row>
        <table:table-row table:style-name="ro1">
          <table:table-cell office:value-type="float" office:value="160.71" calcext:value-type="float">
            <text:p>160,71</text:p>
          </table:table-cell>
          <table:table-cell office:value-type="float" office:value="24460.6600000011" calcext:value-type="float">
            <text:p>24460,6600000011</text:p>
          </table:table-cell>
          <table:table-cell office:value-type="float" office:value="558.3" calcext:value-type="float">
            <text:p>558,3</text:p>
          </table:table-cell>
          <table:table-cell office:value-type="float" office:value="2.3964625" calcext:value-type="float">
            <text:p>2,3964625</text:p>
          </table:table-cell>
          <table:table-cell office:value-type="float" office:value="5" calcext:value-type="float">
            <text:p>5</text:p>
          </table:table-cell>
          <table:table-cell table:formula="of:=IF([.C2]&gt;=468;&quot;True&quot;)" office:value-type="string" office:string-value="True" calcext:value-type="string">
            <text:p>True</text:p>
          </table:table-cell>
          <table:table-cell table:formula="of:=[.C2]/60" office:value-type="float" office:value="9.305" calcext:value-type="float">
            <text:p>9,305</text:p>
          </table:table-cell>
        </table:table-row>
        <table:table-row table:style-name="ro1">
          <table:table-cell office:value-type="float" office:value="162.86" calcext:value-type="float">
            <text:p>162,86</text:p>
          </table:table-cell>
          <table:table-cell office:value-type="float" office:value="24567.0700000031" calcext:value-type="float">
            <text:p>24567,0700000031</text:p>
          </table:table-cell>
          <table:table-cell office:value-type="float" office:value="587.71" calcext:value-type="float">
            <text:p>587,71</text:p>
          </table:table-cell>
          <table:table-cell office:value-type="float" office:value="2.235445" calcext:value-type="float">
            <text:p>2,235445</text:p>
          </table:table-cell>
          <table:table-cell office:value-type="float" office:value="5" calcext:value-type="float">
            <text:p>5</text:p>
          </table:table-cell>
          <table:table-cell table:formula="of:=IF([.C3]&gt;=468;&quot;True&quot;)" office:value-type="string" office:string-value="True" calcext:value-type="string">
            <text:p>True</text:p>
          </table:table-cell>
          <table:table-cell table:formula="of:=[.C3]/60" office:value-type="float" office:value="9.79516666666667" calcext:value-type="float">
            <text:p>9,79516666666667</text:p>
          </table:table-cell>
        </table:table-row>
        <table:table-row table:style-name="ro1">
          <table:table-cell office:value-type="float" office:value="164.18" calcext:value-type="float">
            <text:p>164,18</text:p>
          </table:table-cell>
          <table:table-cell office:value-type="float" office:value="24920.9000000022" calcext:value-type="float">
            <text:p>24920,9000000022</text:p>
          </table:table-cell>
          <table:table-cell office:value-type="float" office:value="564.61" calcext:value-type="float">
            <text:p>564,61</text:p>
          </table:table-cell>
          <table:table-cell office:value-type="float" office:value="2.205085" calcext:value-type="float">
            <text:p>2,205085</text:p>
          </table:table-cell>
          <table:table-cell office:value-type="float" office:value="5" calcext:value-type="float">
            <text:p>5</text:p>
          </table:table-cell>
          <table:table-cell table:formula="of:=IF([.C4]&gt;=468;&quot;True&quot;)" office:value-type="string" office:string-value="True" calcext:value-type="string">
            <text:p>True</text:p>
          </table:table-cell>
          <table:table-cell table:formula="of:=[.C4]/60" office:value-type="float" office:value="9.41016666666667" calcext:value-type="float">
            <text:p>9,41016666666667</text:p>
          </table:table-cell>
        </table:table-row>
        <table:table-row table:style-name="ro1">
          <table:table-cell office:value-type="float" office:value="167.51" calcext:value-type="float">
            <text:p>167,51</text:p>
          </table:table-cell>
          <table:table-cell office:value-type="float" office:value="25394.2600000044" calcext:value-type="float">
            <text:p>25394,2600000044</text:p>
          </table:table-cell>
          <table:table-cell office:value-type="float" office:value="563.88" calcext:value-type="float">
            <text:p>563,88</text:p>
          </table:table-cell>
          <table:table-cell office:value-type="float" office:value="2.434345" calcext:value-type="float">
            <text:p>2,434345</text:p>
          </table:table-cell>
          <table:table-cell office:value-type="float" office:value="5" calcext:value-type="float">
            <text:p>5</text:p>
          </table:table-cell>
          <table:table-cell table:formula="of:=IF([.C5]&gt;=468;&quot;True&quot;)" office:value-type="string" office:string-value="True" calcext:value-type="string">
            <text:p>True</text:p>
          </table:table-cell>
          <table:table-cell table:formula="of:=[.C5]/60" office:value-type="float" office:value="9.398" calcext:value-type="float">
            <text:p>9,398</text:p>
          </table:table-cell>
        </table:table-row>
        <table:table-row table:style-name="ro1">
          <table:table-cell office:value-type="float" office:value="162.6" calcext:value-type="float">
            <text:p>162,6</text:p>
          </table:table-cell>
          <table:table-cell office:value-type="float" office:value="25606.1000000006" calcext:value-type="float">
            <text:p>25606,1000000006</text:p>
          </table:table-cell>
          <table:table-cell office:value-type="float" office:value="558.07" calcext:value-type="float">
            <text:p>558,07</text:p>
          </table:table-cell>
          <table:table-cell office:value-type="float" office:value="2.7451075" calcext:value-type="float">
            <text:p>2,7451075</text:p>
          </table:table-cell>
          <table:table-cell office:value-type="float" office:value="5" calcext:value-type="float">
            <text:p>5</text:p>
          </table:table-cell>
          <table:table-cell table:formula="of:=IF([.C6]&gt;=468;&quot;True&quot;)" office:value-type="string" office:string-value="True" calcext:value-type="string">
            <text:p>True</text:p>
          </table:table-cell>
          <table:table-cell table:formula="of:=[.C6]/60" office:value-type="float" office:value="9.30116666666667" calcext:value-type="float">
            <text:p>9,30116666666667</text:p>
          </table:table-cell>
        </table:table-row>
        <table:table-row table:style-name="ro1">
          <table:table-cell office:value-type="float" office:value="168.55" calcext:value-type="float">
            <text:p>168,55</text:p>
          </table:table-cell>
          <table:table-cell office:value-type="float" office:value="25714.6600000039" calcext:value-type="float">
            <text:p>25714,6600000039</text:p>
          </table:table-cell>
          <table:table-cell office:value-type="float" office:value="580.98" calcext:value-type="float">
            <text:p>580,98</text:p>
          </table:table-cell>
          <table:table-cell office:value-type="float" office:value="2.1198325" calcext:value-type="float">
            <text:p>2,1198325</text:p>
          </table:table-cell>
          <table:table-cell office:value-type="float" office:value="5" calcext:value-type="float">
            <text:p>5</text:p>
          </table:table-cell>
          <table:table-cell table:formula="of:=IF([.C7]&gt;=468;&quot;True&quot;)" office:value-type="string" office:string-value="True" calcext:value-type="string">
            <text:p>True</text:p>
          </table:table-cell>
          <table:table-cell table:formula="of:=[.C7]/60" office:value-type="float" office:value="9.683" calcext:value-type="float">
            <text:p>9,683</text:p>
          </table:table-cell>
        </table:table-row>
        <table:table-row table:style-name="ro1">
          <table:table-cell office:value-type="float" office:value="165.18" calcext:value-type="float">
            <text:p>165,18</text:p>
          </table:table-cell>
          <table:table-cell office:value-type="float" office:value="25725.6900000032" calcext:value-type="float">
            <text:p>25725,6900000032</text:p>
          </table:table-cell>
          <table:table-cell office:value-type="float" office:value="558.6" calcext:value-type="float">
            <text:p>558,6</text:p>
          </table:table-cell>
          <table:table-cell office:value-type="float" office:value="1.83943" calcext:value-type="float">
            <text:p>1,83943</text:p>
          </table:table-cell>
          <table:table-cell office:value-type="float" office:value="5" calcext:value-type="float">
            <text:p>5</text:p>
          </table:table-cell>
          <table:table-cell table:formula="of:=IF([.C8]&gt;=468;&quot;True&quot;)" office:value-type="string" office:string-value="True" calcext:value-type="string">
            <text:p>True</text:p>
          </table:table-cell>
          <table:table-cell table:formula="of:=[.C8]/60" office:value-type="float" office:value="9.31" calcext:value-type="float">
            <text:p>9,31</text:p>
          </table:table-cell>
        </table:table-row>
        <table:table-row table:style-name="ro1">
          <table:table-cell office:value-type="float" office:value="166.03" calcext:value-type="float">
            <text:p>166,03</text:p>
          </table:table-cell>
          <table:table-cell office:value-type="float" office:value="25741.3700000038" calcext:value-type="float">
            <text:p>25741,3700000038</text:p>
          </table:table-cell>
          <table:table-cell office:value-type="float" office:value="555.19" calcext:value-type="float">
            <text:p>555,19</text:p>
          </table:table-cell>
          <table:table-cell office:value-type="float" office:value="1.5608575" calcext:value-type="float">
            <text:p>1,5608575</text:p>
          </table:table-cell>
          <table:table-cell office:value-type="float" office:value="5" calcext:value-type="float">
            <text:p>5</text:p>
          </table:table-cell>
          <table:table-cell table:formula="of:=IF([.C9]&gt;=468;&quot;True&quot;)" office:value-type="string" office:string-value="True" calcext:value-type="string">
            <text:p>True</text:p>
          </table:table-cell>
          <table:table-cell table:formula="of:=[.C9]/60" office:value-type="float" office:value="9.25316666666667" calcext:value-type="float">
            <text:p>9,25316666666667</text:p>
          </table:table-cell>
        </table:table-row>
        <table:table-row table:style-name="ro1">
          <table:table-cell office:value-type="float" office:value="171.21" calcext:value-type="float">
            <text:p>171,21</text:p>
          </table:table-cell>
          <table:table-cell office:value-type="float" office:value="26069.9900000021" calcext:value-type="float">
            <text:p>26069,9900000021</text:p>
          </table:table-cell>
          <table:table-cell office:value-type="float" office:value="588.23" calcext:value-type="float">
            <text:p>588,23</text:p>
          </table:table-cell>
          <table:table-cell office:value-type="float" office:value="2.354785" calcext:value-type="float">
            <text:p>2,354785</text:p>
          </table:table-cell>
          <table:table-cell office:value-type="float" office:value="5" calcext:value-type="float">
            <text:p>5</text:p>
          </table:table-cell>
          <table:table-cell table:formula="of:=IF([.C10]&gt;=468;&quot;True&quot;)" office:value-type="string" office:string-value="True" calcext:value-type="string">
            <text:p>True</text:p>
          </table:table-cell>
          <table:table-cell table:formula="of:=[.C10]/60" office:value-type="float" office:value="9.80383333333333" calcext:value-type="float">
            <text:p>9,80383333333333</text:p>
          </table:table-cell>
        </table:table-row>
        <table:table-row table:style-name="ro1">
          <table:table-cell office:value-type="float" office:value="171.9" calcext:value-type="float">
            <text:p>171,9</text:p>
          </table:table-cell>
          <table:table-cell office:value-type="float" office:value="26474.8100000015" calcext:value-type="float">
            <text:p>26474,8100000015</text:p>
          </table:table-cell>
          <table:table-cell office:value-type="float" office:value="584.14" calcext:value-type="float">
            <text:p>584,14</text:p>
          </table:table-cell>
          <table:table-cell office:value-type="float" office:value="2.2581475" calcext:value-type="float">
            <text:p>2,2581475</text:p>
          </table:table-cell>
          <table:table-cell office:value-type="float" office:value="5" calcext:value-type="float">
            <text:p>5</text:p>
          </table:table-cell>
          <table:table-cell table:formula="of:=IF([.C11]&gt;=468;&quot;True&quot;)" office:value-type="string" office:string-value="True" calcext:value-type="string">
            <text:p>True</text:p>
          </table:table-cell>
          <table:table-cell table:formula="of:=[.C11]/60" office:value-type="float" office:value="9.73566666666667" calcext:value-type="float">
            <text:p>9,73566666666667</text:p>
          </table:table-cell>
        </table:table-row>
        <table:table-row table:style-name="ro1">
          <table:table-cell office:value-type="float" office:value="168.92" calcext:value-type="float">
            <text:p>168,92</text:p>
          </table:table-cell>
          <table:table-cell office:value-type="float" office:value="26635.3300000029" calcext:value-type="float">
            <text:p>26635,3300000029</text:p>
          </table:table-cell>
          <table:table-cell office:value-type="float" office:value="592.77" calcext:value-type="float">
            <text:p>592,77</text:p>
          </table:table-cell>
          <table:table-cell office:value-type="float" office:value="2.29603" calcext:value-type="float">
            <text:p>2,29603</text:p>
          </table:table-cell>
          <table:table-cell office:value-type="float" office:value="5" calcext:value-type="float">
            <text:p>5</text:p>
          </table:table-cell>
          <table:table-cell table:formula="of:=IF([.C12]&gt;=468;&quot;True&quot;)" office:value-type="string" office:string-value="True" calcext:value-type="string">
            <text:p>True</text:p>
          </table:table-cell>
          <table:table-cell table:formula="of:=[.C12]/60" office:value-type="float" office:value="9.8795" calcext:value-type="float">
            <text:p>9,8795</text:p>
          </table:table-cell>
        </table:table-row>
        <table:table-row table:style-name="ro1">
          <table:table-cell office:value-type="float" office:value="171.63" calcext:value-type="float">
            <text:p>171,63</text:p>
          </table:table-cell>
          <table:table-cell office:value-type="float" office:value="26664.8800000055" calcext:value-type="float">
            <text:p>26664,8800000055</text:p>
          </table:table-cell>
          <table:table-cell office:value-type="float" office:value="577.31" calcext:value-type="float">
            <text:p>577,31</text:p>
          </table:table-cell>
          <table:table-cell office:value-type="float" office:value="2.18428" calcext:value-type="float">
            <text:p>2,18428</text:p>
          </table:table-cell>
          <table:table-cell office:value-type="float" office:value="5" calcext:value-type="float">
            <text:p>5</text:p>
          </table:table-cell>
          <table:table-cell table:formula="of:=IF([.C13]&gt;=468;&quot;True&quot;)" office:value-type="string" office:string-value="True" calcext:value-type="string">
            <text:p>True</text:p>
          </table:table-cell>
          <table:table-cell table:formula="of:=[.C13]/60" office:value-type="float" office:value="9.62183333333333" calcext:value-type="float">
            <text:p>9,62183333333333</text:p>
          </table:table-cell>
        </table:table-row>
        <table:table-row table:style-name="ro1">
          <table:table-cell office:value-type="float" office:value="174.08" calcext:value-type="float">
            <text:p>174,08</text:p>
          </table:table-cell>
          <table:table-cell office:value-type="float" office:value="26710.240000003" calcext:value-type="float">
            <text:p>26710,240000003</text:p>
          </table:table-cell>
          <table:table-cell office:value-type="float" office:value="585.67" calcext:value-type="float">
            <text:p>585,67</text:p>
          </table:table-cell>
          <table:table-cell office:value-type="float" office:value="2.2069825" calcext:value-type="float">
            <text:p>2,2069825</text:p>
          </table:table-cell>
          <table:table-cell office:value-type="float" office:value="5" calcext:value-type="float">
            <text:p>5</text:p>
          </table:table-cell>
          <table:table-cell table:formula="of:=IF([.C14]&gt;=468;&quot;True&quot;)" office:value-type="string" office:string-value="True" calcext:value-type="string">
            <text:p>True</text:p>
          </table:table-cell>
          <table:table-cell table:formula="of:=[.C14]/60" office:value-type="float" office:value="9.76116666666667" calcext:value-type="float">
            <text:p>9,76116666666667</text:p>
          </table:table-cell>
        </table:table-row>
        <table:table-row table:style-name="ro1">
          <table:table-cell office:value-type="float" office:value="178.22" calcext:value-type="float">
            <text:p>178,22</text:p>
          </table:table-cell>
          <table:table-cell office:value-type="float" office:value="26743.5199999996" calcext:value-type="float">
            <text:p>26743,5199999996</text:p>
          </table:table-cell>
          <table:table-cell office:value-type="float" office:value="586.69" calcext:value-type="float">
            <text:p>586,69</text:p>
          </table:table-cell>
          <table:table-cell office:value-type="float" office:value="2.1899725" calcext:value-type="float">
            <text:p>2,1899725</text:p>
          </table:table-cell>
          <table:table-cell office:value-type="float" office:value="5" calcext:value-type="float">
            <text:p>5</text:p>
          </table:table-cell>
          <table:table-cell table:formula="of:=IF([.C15]&gt;=468;&quot;True&quot;)" office:value-type="string" office:string-value="True" calcext:value-type="string">
            <text:p>True</text:p>
          </table:table-cell>
          <table:table-cell table:formula="of:=[.C15]/60" office:value-type="float" office:value="9.77816666666667" calcext:value-type="float">
            <text:p>9,77816666666667</text:p>
          </table:table-cell>
        </table:table-row>
        <table:table-row table:style-name="ro1">
          <table:table-cell office:value-type="float" office:value="177.98" calcext:value-type="float">
            <text:p>177,98</text:p>
          </table:table-cell>
          <table:table-cell office:value-type="float" office:value="26754.8300000047" calcext:value-type="float">
            <text:p>26754,8300000047</text:p>
          </table:table-cell>
          <table:table-cell office:value-type="float" office:value="624.15" calcext:value-type="float">
            <text:p>624,15</text:p>
          </table:table-cell>
          <table:table-cell office:value-type="float" office:value="2.27143" calcext:value-type="float">
            <text:p>2,27143</text:p>
          </table:table-cell>
          <table:table-cell office:value-type="float" office:value="5" calcext:value-type="float">
            <text:p>5</text:p>
          </table:table-cell>
          <table:table-cell table:formula="of:=IF([.C16]&gt;=468;&quot;True&quot;)" office:value-type="string" office:string-value="True" calcext:value-type="string">
            <text:p>True</text:p>
          </table:table-cell>
          <table:table-cell table:formula="of:=[.C16]/60" office:value-type="float" office:value="10.4025" calcext:value-type="float">
            <text:p>10,4025</text:p>
          </table:table-cell>
        </table:table-row>
        <table:table-row table:style-name="ro1">
          <table:table-cell office:value-type="float" office:value="171.43" calcext:value-type="float">
            <text:p>171,43</text:p>
          </table:table-cell>
          <table:table-cell office:value-type="float" office:value="26763.7700000023" calcext:value-type="float">
            <text:p>26763,7700000023</text:p>
          </table:table-cell>
          <table:table-cell office:value-type="float" office:value="580.73" calcext:value-type="float">
            <text:p>580,73</text:p>
          </table:table-cell>
          <table:table-cell office:value-type="float" office:value="1.75987" calcext:value-type="float">
            <text:p>1,75987</text:p>
          </table:table-cell>
          <table:table-cell office:value-type="float" office:value="5" calcext:value-type="float">
            <text:p>5</text:p>
          </table:table-cell>
          <table:table-cell table:formula="of:=IF([.C17]&gt;=468;&quot;True&quot;)" office:value-type="string" office:string-value="True" calcext:value-type="string">
            <text:p>True</text:p>
          </table:table-cell>
          <table:table-cell table:formula="of:=[.C17]/60" office:value-type="float" office:value="9.67883333333333" calcext:value-type="float">
            <text:p>9,67883333333333</text:p>
          </table:table-cell>
        </table:table-row>
        <table:table-row table:style-name="ro1">
          <table:table-cell office:value-type="float" office:value="175.38" calcext:value-type="float">
            <text:p>175,38</text:p>
          </table:table-cell>
          <table:table-cell office:value-type="float" office:value="26780.4700000044" calcext:value-type="float">
            <text:p>26780,4700000044</text:p>
          </table:table-cell>
          <table:table-cell office:value-type="float" office:value="590.69" calcext:value-type="float">
            <text:p>590,69</text:p>
          </table:table-cell>
          <table:table-cell office:value-type="float" office:value="1.6860025" calcext:value-type="float">
            <text:p>1,6860025</text:p>
          </table:table-cell>
          <table:table-cell office:value-type="float" office:value="5" calcext:value-type="float">
            <text:p>5</text:p>
          </table:table-cell>
          <table:table-cell table:formula="of:=IF([.C18]&gt;=468;&quot;True&quot;)" office:value-type="string" office:string-value="True" calcext:value-type="string">
            <text:p>True</text:p>
          </table:table-cell>
          <table:table-cell table:formula="of:=[.C18]/60" office:value-type="float" office:value="9.84483333333333" calcext:value-type="float">
            <text:p>9,84483333333333</text:p>
          </table:table-cell>
        </table:table-row>
        <table:table-row table:style-name="ro1">
          <table:table-cell office:value-type="float" office:value="175.48" calcext:value-type="float">
            <text:p>175,48</text:p>
          </table:table-cell>
          <table:table-cell office:value-type="float" office:value="26833.6200000048" calcext:value-type="float">
            <text:p>26833,6200000048</text:p>
          </table:table-cell>
          <table:table-cell office:value-type="float" office:value="604.11" calcext:value-type="float">
            <text:p>604,11</text:p>
          </table:table-cell>
          <table:table-cell office:value-type="float" office:value="2.18428" calcext:value-type="float">
            <text:p>2,18428</text:p>
          </table:table-cell>
          <table:table-cell office:value-type="float" office:value="5" calcext:value-type="float">
            <text:p>5</text:p>
          </table:table-cell>
          <table:table-cell table:formula="of:=IF([.C19]&gt;=468;&quot;True&quot;)" office:value-type="string" office:string-value="True" calcext:value-type="string">
            <text:p>True</text:p>
          </table:table-cell>
          <table:table-cell table:formula="of:=[.C19]/60" office:value-type="float" office:value="10.0685" calcext:value-type="float">
            <text:p>10,0685</text:p>
          </table:table-cell>
        </table:table-row>
        <table:table-row table:style-name="ro1">
          <table:table-cell office:value-type="float" office:value="184.43" calcext:value-type="float">
            <text:p>184,43</text:p>
          </table:table-cell>
          <table:table-cell office:value-type="float" office:value="27153.1500000013" calcext:value-type="float">
            <text:p>27153,1500000013</text:p>
          </table:table-cell>
          <table:table-cell office:value-type="float" office:value="623.63" calcext:value-type="float">
            <text:p>623,63</text:p>
          </table:table-cell>
          <table:table-cell office:value-type="float" office:value="1.9208875" calcext:value-type="float">
            <text:p>1,9208875</text:p>
          </table:table-cell>
          <table:table-cell office:value-type="float" office:value="5" calcext:value-type="float">
            <text:p>5</text:p>
          </table:table-cell>
          <table:table-cell table:formula="of:=IF([.C20]&gt;=468;&quot;True&quot;)" office:value-type="string" office:string-value="True" calcext:value-type="string">
            <text:p>True</text:p>
          </table:table-cell>
          <table:table-cell table:formula="of:=[.C20]/60" office:value-type="float" office:value="10.3938333333333" calcext:value-type="float">
            <text:p>10,3938333333333</text:p>
          </table:table-cell>
        </table:table-row>
        <table:table-row table:style-name="ro1">
          <table:table-cell office:value-type="float" office:value="178.87" calcext:value-type="float">
            <text:p>178,87</text:p>
          </table:table-cell>
          <table:table-cell office:value-type="float" office:value="27155.0100000026" calcext:value-type="float">
            <text:p>27155,0100000026</text:p>
          </table:table-cell>
          <table:table-cell office:value-type="float" office:value="578.12" calcext:value-type="float">
            <text:p>578,12</text:p>
          </table:table-cell>
          <table:table-cell office:value-type="float" office:value="2.2771225" calcext:value-type="float">
            <text:p>2,2771225</text:p>
          </table:table-cell>
          <table:table-cell office:value-type="float" office:value="5" calcext:value-type="float">
            <text:p>5</text:p>
          </table:table-cell>
          <table:table-cell table:formula="of:=IF([.C21]&gt;=468;&quot;True&quot;)" office:value-type="string" office:string-value="True" calcext:value-type="string">
            <text:p>True</text:p>
          </table:table-cell>
          <table:table-cell table:formula="of:=[.C21]/60" office:value-type="float" office:value="9.63533333333333" calcext:value-type="float">
            <text:p>9,63533333333333</text:p>
          </table:table-cell>
        </table:table-row>
        <table:table-row table:style-name="ro1">
          <table:table-cell office:value-type="float" office:value="182.22" calcext:value-type="float">
            <text:p>182,22</text:p>
          </table:table-cell>
          <table:table-cell office:value-type="float" office:value="27231.4600000037" calcext:value-type="float">
            <text:p>27231,4600000037</text:p>
          </table:table-cell>
          <table:table-cell office:value-type="float" office:value="600.95" calcext:value-type="float">
            <text:p>600,95</text:p>
          </table:table-cell>
          <table:table-cell office:value-type="float" office:value="2.354785" calcext:value-type="float">
            <text:p>2,354785</text:p>
          </table:table-cell>
          <table:table-cell office:value-type="float" office:value="5" calcext:value-type="float">
            <text:p>5</text:p>
          </table:table-cell>
          <table:table-cell table:formula="of:=IF([.C22]&gt;=468;&quot;True&quot;)" office:value-type="string" office:string-value="True" calcext:value-type="string">
            <text:p>True</text:p>
          </table:table-cell>
          <table:table-cell table:formula="of:=[.C22]/60" office:value-type="float" office:value="10.0158333333333" calcext:value-type="float">
            <text:p>10,0158333333333</text:p>
          </table:table-cell>
        </table:table-row>
        <table:table-row table:style-name="ro1">
          <table:table-cell office:value-type="float" office:value="185.14" calcext:value-type="float">
            <text:p>185,14</text:p>
          </table:table-cell>
          <table:table-cell office:value-type="float" office:value="27453.0500000026" calcext:value-type="float">
            <text:p>27453,0500000026</text:p>
          </table:table-cell>
          <table:table-cell office:value-type="float" office:value="628.55" calcext:value-type="float">
            <text:p>628,55</text:p>
          </table:table-cell>
          <table:table-cell office:value-type="float" office:value="2.7375175" calcext:value-type="float">
            <text:p>2,7375175</text:p>
          </table:table-cell>
          <table:table-cell office:value-type="float" office:value="5" calcext:value-type="float">
            <text:p>5</text:p>
          </table:table-cell>
          <table:table-cell table:formula="of:=IF([.C23]&gt;=468;&quot;True&quot;)" office:value-type="string" office:string-value="True" calcext:value-type="string">
            <text:p>True</text:p>
          </table:table-cell>
          <table:table-cell table:formula="of:=[.C23]/60" office:value-type="float" office:value="10.4758333333333" calcext:value-type="float">
            <text:p>10,4758333333333</text:p>
          </table:table-cell>
        </table:table-row>
        <table:table-row table:style-name="ro1">
          <table:table-cell office:value-type="float" office:value="177.73" calcext:value-type="float">
            <text:p>177,73</text:p>
          </table:table-cell>
          <table:table-cell office:value-type="float" office:value="27470.240000003" calcext:value-type="float">
            <text:p>27470,240000003</text:p>
          </table:table-cell>
          <table:table-cell office:value-type="float" office:value="618.29" calcext:value-type="float">
            <text:p>618,29</text:p>
          </table:table-cell>
          <table:table-cell office:value-type="float" office:value="2.292235" calcext:value-type="float">
            <text:p>2,292235</text:p>
          </table:table-cell>
          <table:table-cell office:value-type="float" office:value="5" calcext:value-type="float">
            <text:p>5</text:p>
          </table:table-cell>
          <table:table-cell table:formula="of:=IF([.C24]&gt;=468;&quot;True&quot;)" office:value-type="string" office:string-value="True" calcext:value-type="string">
            <text:p>True</text:p>
          </table:table-cell>
          <table:table-cell table:formula="of:=[.C24]/60" office:value-type="float" office:value="10.3048333333333" calcext:value-type="float">
            <text:p>10,3048333333333</text:p>
          </table:table-cell>
        </table:table-row>
        <table:table-row table:style-name="ro1">
          <table:table-cell office:value-type="float" office:value="182.07" calcext:value-type="float">
            <text:p>182,07</text:p>
          </table:table-cell>
          <table:table-cell office:value-type="float" office:value="27627.8100000024" calcext:value-type="float">
            <text:p>27627,8100000024</text:p>
          </table:table-cell>
          <table:table-cell office:value-type="float" office:value="608.44" calcext:value-type="float">
            <text:p>608,44</text:p>
          </table:table-cell>
          <table:table-cell office:value-type="float" office:value="1.756075" calcext:value-type="float">
            <text:p>1,756075</text:p>
          </table:table-cell>
          <table:table-cell office:value-type="float" office:value="5" calcext:value-type="float">
            <text:p>5</text:p>
          </table:table-cell>
          <table:table-cell table:formula="of:=IF([.C25]&gt;=468;&quot;True&quot;)" office:value-type="string" office:string-value="True" calcext:value-type="string">
            <text:p>True</text:p>
          </table:table-cell>
          <table:table-cell table:formula="of:=[.C25]/60" office:value-type="float" office:value="10.1406666666667" calcext:value-type="float">
            <text:p>10,1406666666667</text:p>
          </table:table-cell>
        </table:table-row>
        <table:table-row table:style-name="ro1">
          <table:table-cell office:value-type="float" office:value="178.27" calcext:value-type="float">
            <text:p>178,27</text:p>
          </table:table-cell>
          <table:table-cell office:value-type="float" office:value="27655.1100000031" calcext:value-type="float">
            <text:p>27655,1100000031</text:p>
          </table:table-cell>
          <table:table-cell office:value-type="float" office:value="587.54" calcext:value-type="float">
            <text:p>587,54</text:p>
          </table:table-cell>
          <table:table-cell office:value-type="float" office:value="1.8659275" calcext:value-type="float">
            <text:p>1,8659275</text:p>
          </table:table-cell>
          <table:table-cell office:value-type="float" office:value="5" calcext:value-type="float">
            <text:p>5</text:p>
          </table:table-cell>
          <table:table-cell table:formula="of:=IF([.C26]&gt;=468;&quot;True&quot;)" office:value-type="string" office:string-value="True" calcext:value-type="string">
            <text:p>True</text:p>
          </table:table-cell>
          <table:table-cell table:formula="of:=[.C26]/60" office:value-type="float" office:value="9.79233333333333" calcext:value-type="float">
            <text:p>9,79233333333333</text:p>
          </table:table-cell>
        </table:table-row>
        <table:table-row table:style-name="ro1">
          <table:table-cell office:value-type="float" office:value="178.45" calcext:value-type="float">
            <text:p>178,45</text:p>
          </table:table-cell>
          <table:table-cell office:value-type="float" office:value="27764.8600000013" calcext:value-type="float">
            <text:p>27764,8600000013</text:p>
          </table:table-cell>
          <table:table-cell office:value-type="float" office:value="595.99" calcext:value-type="float">
            <text:p>595,99</text:p>
          </table:table-cell>
          <table:table-cell office:value-type="float" office:value="2.43814" calcext:value-type="float">
            <text:p>2,43814</text:p>
          </table:table-cell>
          <table:table-cell office:value-type="float" office:value="5" calcext:value-type="float">
            <text:p>5</text:p>
          </table:table-cell>
          <table:table-cell table:formula="of:=IF([.C27]&gt;=468;&quot;True&quot;)" office:value-type="string" office:string-value="True" calcext:value-type="string">
            <text:p>True</text:p>
          </table:table-cell>
          <table:table-cell table:formula="of:=[.C27]/60" office:value-type="float" office:value="9.93316666666667" calcext:value-type="float">
            <text:p>9,93316666666667</text:p>
          </table:table-cell>
        </table:table-row>
        <table:table-row table:style-name="ro1">
          <table:table-cell office:value-type="float" office:value="179.43" calcext:value-type="float">
            <text:p>179,43</text:p>
          </table:table-cell>
          <table:table-cell office:value-type="float" office:value="27924.870000001" calcext:value-type="float">
            <text:p>27924,870000001</text:p>
          </table:table-cell>
          <table:table-cell office:value-type="float" office:value="583.34" calcext:value-type="float">
            <text:p>583,34</text:p>
          </table:table-cell>
          <table:table-cell office:value-type="float" office:value="1.6594375" calcext:value-type="float">
            <text:p>1,6594375</text:p>
          </table:table-cell>
          <table:table-cell office:value-type="float" office:value="5" calcext:value-type="float">
            <text:p>5</text:p>
          </table:table-cell>
          <table:table-cell table:formula="of:=IF([.C28]&gt;=468;&quot;True&quot;)" office:value-type="string" office:string-value="True" calcext:value-type="string">
            <text:p>True</text:p>
          </table:table-cell>
          <table:table-cell table:formula="of:=[.C28]/60" office:value-type="float" office:value="9.72233333333333" calcext:value-type="float">
            <text:p>9,72233333333333</text:p>
          </table:table-cell>
        </table:table-row>
        <table:table-row table:style-name="ro1">
          <table:table-cell office:value-type="float" office:value="186.23" calcext:value-type="float">
            <text:p>186,23</text:p>
          </table:table-cell>
          <table:table-cell office:value-type="float" office:value="28012.6400000006" calcext:value-type="float">
            <text:p>28012,6400000006</text:p>
          </table:table-cell>
          <table:table-cell office:value-type="float" office:value="636.01" calcext:value-type="float">
            <text:p>636,01</text:p>
          </table:table-cell>
          <table:table-cell office:value-type="float" office:value="2.9478025" calcext:value-type="float">
            <text:p>2,9478025</text:p>
          </table:table-cell>
          <table:table-cell office:value-type="float" office:value="5" calcext:value-type="float">
            <text:p>5</text:p>
          </table:table-cell>
          <table:table-cell table:formula="of:=IF([.C29]&gt;=468;&quot;True&quot;)" office:value-type="string" office:string-value="True" calcext:value-type="string">
            <text:p>True</text:p>
          </table:table-cell>
          <table:table-cell table:formula="of:=[.C29]/60" office:value-type="float" office:value="10.6001666666667" calcext:value-type="float">
            <text:p>10,6001666666667</text:p>
          </table:table-cell>
        </table:table-row>
        <table:table-row table:style-name="ro1">
          <table:table-cell office:value-type="float" office:value="180.99" calcext:value-type="float">
            <text:p>180,99</text:p>
          </table:table-cell>
          <table:table-cell office:value-type="float" office:value="28025.030000004" calcext:value-type="float">
            <text:p>28025,030000004</text:p>
          </table:table-cell>
          <table:table-cell office:value-type="float" office:value="602.39" calcext:value-type="float">
            <text:p>602,39</text:p>
          </table:table-cell>
          <table:table-cell office:value-type="float" office:value="2.29603" calcext:value-type="float">
            <text:p>2,29603</text:p>
          </table:table-cell>
          <table:table-cell office:value-type="float" office:value="5" calcext:value-type="float">
            <text:p>5</text:p>
          </table:table-cell>
          <table:table-cell table:formula="of:=IF([.C30]&gt;=468;&quot;True&quot;)" office:value-type="string" office:string-value="True" calcext:value-type="string">
            <text:p>True</text:p>
          </table:table-cell>
          <table:table-cell table:formula="of:=[.C30]/60" office:value-type="float" office:value="10.0398333333333" calcext:value-type="float">
            <text:p>10,0398333333333</text:p>
          </table:table-cell>
        </table:table-row>
        <table:table-row table:style-name="ro1">
          <table:table-cell office:value-type="float" office:value="184.08" calcext:value-type="float">
            <text:p>184,08</text:p>
          </table:table-cell>
          <table:table-cell office:value-type="float" office:value="28169.1900000023" calcext:value-type="float">
            <text:p>28169,1900000023</text:p>
          </table:table-cell>
          <table:table-cell office:value-type="float" office:value="610.65" calcext:value-type="float">
            <text:p>610,65</text:p>
          </table:table-cell>
          <table:table-cell office:value-type="float" office:value="3.04444" calcext:value-type="float">
            <text:p>3,04444</text:p>
          </table:table-cell>
          <table:table-cell office:value-type="float" office:value="5" calcext:value-type="float">
            <text:p>5</text:p>
          </table:table-cell>
          <table:table-cell table:formula="of:=IF([.C31]&gt;=468;&quot;True&quot;)" office:value-type="string" office:string-value="True" calcext:value-type="string">
            <text:p>True</text:p>
          </table:table-cell>
          <table:table-cell table:formula="of:=[.C31]/60" office:value-type="float" office:value="10.1775" calcext:value-type="float">
            <text:p>10,1775</text:p>
          </table:table-cell>
        </table:table-row>
        <table:table-row table:style-name="ro1">
          <table:table-cell office:value-type="float" office:value="194.64" calcext:value-type="float">
            <text:p>194,64</text:p>
          </table:table-cell>
          <table:table-cell office:value-type="float" office:value="28318.5000000028" calcext:value-type="float">
            <text:p>28318,5000000028</text:p>
          </table:table-cell>
          <table:table-cell office:value-type="float" office:value="626.16" calcext:value-type="float">
            <text:p>626,16</text:p>
          </table:table-cell>
          <table:table-cell office:value-type="float" office:value="2.82277" calcext:value-type="float">
            <text:p>2,82277</text:p>
          </table:table-cell>
          <table:table-cell office:value-type="float" office:value="5" calcext:value-type="float">
            <text:p>5</text:p>
          </table:table-cell>
          <table:table-cell table:formula="of:=IF([.C32]&gt;=468;&quot;True&quot;)" office:value-type="string" office:string-value="True" calcext:value-type="string">
            <text:p>True</text:p>
          </table:table-cell>
          <table:table-cell table:formula="of:=[.C32]/60" office:value-type="float" office:value="10.436" calcext:value-type="float">
            <text:p>10,436</text:p>
          </table:table-cell>
        </table:table-row>
        <table:table-row table:style-name="ro1">
          <table:table-cell office:value-type="float" office:value="177.87" calcext:value-type="float">
            <text:p>177,87</text:p>
          </table:table-cell>
          <table:table-cell office:value-type="float" office:value="28395.1900000023" calcext:value-type="float">
            <text:p>28395,1900000023</text:p>
          </table:table-cell>
          <table:table-cell office:value-type="float" office:value="596.21" calcext:value-type="float">
            <text:p>596,21</text:p>
          </table:table-cell>
          <table:table-cell office:value-type="float" office:value="1.9208875" calcext:value-type="float">
            <text:p>1,9208875</text:p>
          </table:table-cell>
          <table:table-cell office:value-type="float" office:value="5" calcext:value-type="float">
            <text:p>5</text:p>
          </table:table-cell>
          <table:table-cell table:formula="of:=IF([.C33]&gt;=468;&quot;True&quot;)" office:value-type="string" office:string-value="True" calcext:value-type="string">
            <text:p>True</text:p>
          </table:table-cell>
          <table:table-cell table:formula="of:=[.C33]/60" office:value-type="float" office:value="9.93683333333333" calcext:value-type="float">
            <text:p>9,93683333333333</text:p>
          </table:table-cell>
        </table:table-row>
        <table:table-row table:style-name="ro1">
          <table:table-cell office:value-type="float" office:value="188.39" calcext:value-type="float">
            <text:p>188,39</text:p>
          </table:table-cell>
          <table:table-cell office:value-type="float" office:value="28406.9100000001" calcext:value-type="float">
            <text:p>28406,9100000001</text:p>
          </table:table-cell>
          <table:table-cell office:value-type="float" office:value="626.22" calcext:value-type="float">
            <text:p>626,22</text:p>
          </table:table-cell>
          <table:table-cell office:value-type="float" office:value="1.8583375" calcext:value-type="float">
            <text:p>1,8583375</text:p>
          </table:table-cell>
          <table:table-cell office:value-type="float" office:value="5" calcext:value-type="float">
            <text:p>5</text:p>
          </table:table-cell>
          <table:table-cell table:formula="of:=IF([.C34]&gt;=468;&quot;True&quot;)" office:value-type="string" office:string-value="True" calcext:value-type="string">
            <text:p>True</text:p>
          </table:table-cell>
          <table:table-cell table:formula="of:=[.C34]/60" office:value-type="float" office:value="10.437" calcext:value-type="float">
            <text:p>10,437</text:p>
          </table:table-cell>
        </table:table-row>
        <table:table-row table:style-name="ro1">
          <table:table-cell office:value-type="float" office:value="185.16" calcext:value-type="float">
            <text:p>185,16</text:p>
          </table:table-cell>
          <table:table-cell office:value-type="float" office:value="28475.9600000018" calcext:value-type="float">
            <text:p>28475,9600000018</text:p>
          </table:table-cell>
          <table:table-cell office:value-type="float" office:value="608.28" calcext:value-type="float">
            <text:p>608,28</text:p>
          </table:table-cell>
          <table:table-cell office:value-type="float" office:value="2.2733275" calcext:value-type="float">
            <text:p>2,2733275</text:p>
          </table:table-cell>
          <table:table-cell office:value-type="float" office:value="5" calcext:value-type="float">
            <text:p>5</text:p>
          </table:table-cell>
          <table:table-cell table:formula="of:=IF([.C35]&gt;=468;&quot;True&quot;)" office:value-type="string" office:string-value="True" calcext:value-type="string">
            <text:p>True</text:p>
          </table:table-cell>
          <table:table-cell table:formula="of:=[.C35]/60" office:value-type="float" office:value="10.138" calcext:value-type="float">
            <text:p>10,138</text:p>
          </table:table-cell>
        </table:table-row>
        <table:table-row table:style-name="ro1">
          <table:table-cell office:value-type="float" office:value="180.09" calcext:value-type="float">
            <text:p>180,09</text:p>
          </table:table-cell>
          <table:table-cell office:value-type="float" office:value="28479.9000000022" calcext:value-type="float">
            <text:p>28479,9000000022</text:p>
          </table:table-cell>
          <table:table-cell office:value-type="float" office:value="608.39" calcext:value-type="float">
            <text:p>608,39</text:p>
          </table:table-cell>
          <table:table-cell office:value-type="float" office:value="2.394565" calcext:value-type="float">
            <text:p>2,394565</text:p>
          </table:table-cell>
          <table:table-cell office:value-type="float" office:value="5" calcext:value-type="float">
            <text:p>5</text:p>
          </table:table-cell>
          <table:table-cell table:formula="of:=IF([.C36]&gt;=468;&quot;True&quot;)" office:value-type="string" office:string-value="True" calcext:value-type="string">
            <text:p>True</text:p>
          </table:table-cell>
          <table:table-cell table:formula="of:=[.C36]/60" office:value-type="float" office:value="10.1398333333333" calcext:value-type="float">
            <text:p>10,1398333333333</text:p>
          </table:table-cell>
        </table:table-row>
        <table:table-row table:style-name="ro1">
          <table:table-cell office:value-type="float" office:value="178.66" calcext:value-type="float">
            <text:p>178,66</text:p>
          </table:table-cell>
          <table:table-cell office:value-type="float" office:value="28487.3000000017" calcext:value-type="float">
            <text:p>28487,3000000017</text:p>
          </table:table-cell>
          <table:table-cell office:value-type="float" office:value="600.84" calcext:value-type="float">
            <text:p>600,84</text:p>
          </table:table-cell>
          <table:table-cell office:value-type="float" office:value="2.05351" calcext:value-type="float">
            <text:p>2,05351</text:p>
          </table:table-cell>
          <table:table-cell office:value-type="float" office:value="5" calcext:value-type="float">
            <text:p>5</text:p>
          </table:table-cell>
          <table:table-cell table:formula="of:=IF([.C37]&gt;=468;&quot;True&quot;)" office:value-type="string" office:string-value="True" calcext:value-type="string">
            <text:p>True</text:p>
          </table:table-cell>
          <table:table-cell table:formula="of:=[.C37]/60" office:value-type="float" office:value="10.014" calcext:value-type="float">
            <text:p>10,014</text:p>
          </table:table-cell>
        </table:table-row>
        <table:table-row table:style-name="ro1">
          <table:table-cell office:value-type="float" office:value="186.52" calcext:value-type="float">
            <text:p>186,52</text:p>
          </table:table-cell>
          <table:table-cell office:value-type="float" office:value="28497.1800000025" calcext:value-type="float">
            <text:p>28497,1800000025</text:p>
          </table:table-cell>
          <table:table-cell office:value-type="float" office:value="604.65" calcext:value-type="float">
            <text:p>604,65</text:p>
          </table:table-cell>
          <table:table-cell office:value-type="float" office:value="2.65606" calcext:value-type="float">
            <text:p>2,65606</text:p>
          </table:table-cell>
          <table:table-cell office:value-type="float" office:value="5" calcext:value-type="float">
            <text:p>5</text:p>
          </table:table-cell>
          <table:table-cell table:formula="of:=IF([.C38]&gt;=468;&quot;True&quot;)" office:value-type="string" office:string-value="True" calcext:value-type="string">
            <text:p>True</text:p>
          </table:table-cell>
          <table:table-cell table:formula="of:=[.C38]/60" office:value-type="float" office:value="10.0775" calcext:value-type="float">
            <text:p>10,0775</text:p>
          </table:table-cell>
        </table:table-row>
        <table:table-row table:style-name="ro1">
          <table:table-cell office:value-type="float" office:value="193.07" calcext:value-type="float">
            <text:p>193,07</text:p>
          </table:table-cell>
          <table:table-cell office:value-type="float" office:value="28589.1400000034" calcext:value-type="float">
            <text:p>28589,1400000034</text:p>
          </table:table-cell>
          <table:table-cell office:value-type="float" office:value="653.26" calcext:value-type="float">
            <text:p>653,26</text:p>
          </table:table-cell>
          <table:table-cell office:value-type="float" office:value="2.66365" calcext:value-type="float">
            <text:p>2,66365</text:p>
          </table:table-cell>
          <table:table-cell office:value-type="float" office:value="5" calcext:value-type="float">
            <text:p>5</text:p>
          </table:table-cell>
          <table:table-cell table:formula="of:=IF([.C39]&gt;=468;&quot;True&quot;)" office:value-type="string" office:string-value="True" calcext:value-type="string">
            <text:p>True</text:p>
          </table:table-cell>
          <table:table-cell table:formula="of:=[.C39]/60" office:value-type="float" office:value="10.8876666666667" calcext:value-type="float">
            <text:p>10,8876666666667</text:p>
          </table:table-cell>
        </table:table-row>
        <table:table-row table:style-name="ro1">
          <table:table-cell office:value-type="float" office:value="180.91" calcext:value-type="float">
            <text:p>180,91</text:p>
          </table:table-cell>
          <table:table-cell office:value-type="float" office:value="28600.1400000025" calcext:value-type="float">
            <text:p>28600,1400000025</text:p>
          </table:table-cell>
          <table:table-cell office:value-type="float" office:value="609.99" calcext:value-type="float">
            <text:p>609,99</text:p>
          </table:table-cell>
          <table:table-cell office:value-type="float" office:value="2.3964625" calcext:value-type="float">
            <text:p>2,3964625</text:p>
          </table:table-cell>
          <table:table-cell office:value-type="float" office:value="5" calcext:value-type="float">
            <text:p>5</text:p>
          </table:table-cell>
          <table:table-cell table:formula="of:=IF([.C40]&gt;=468;&quot;True&quot;)" office:value-type="string" office:string-value="True" calcext:value-type="string">
            <text:p>True</text:p>
          </table:table-cell>
          <table:table-cell table:formula="of:=[.C40]/60" office:value-type="float" office:value="10.1665" calcext:value-type="float">
            <text:p>10,1665</text:p>
          </table:table-cell>
        </table:table-row>
        <table:table-row table:style-name="ro1">
          <table:table-cell office:value-type="float" office:value="185.77" calcext:value-type="float">
            <text:p>185,77</text:p>
          </table:table-cell>
          <table:table-cell office:value-type="float" office:value="28636.6900000032" calcext:value-type="float">
            <text:p>28636,6900000032</text:p>
          </table:table-cell>
          <table:table-cell office:value-type="float" office:value="631.91" calcext:value-type="float">
            <text:p>631,91</text:p>
          </table:table-cell>
          <table:table-cell office:value-type="float" office:value="2.5120075" calcext:value-type="float">
            <text:p>2,5120075</text:p>
          </table:table-cell>
          <table:table-cell office:value-type="float" office:value="5" calcext:value-type="float">
            <text:p>5</text:p>
          </table:table-cell>
          <table:table-cell table:formula="of:=IF([.C41]&gt;=468;&quot;True&quot;)" office:value-type="string" office:string-value="True" calcext:value-type="string">
            <text:p>True</text:p>
          </table:table-cell>
          <table:table-cell table:formula="of:=[.C41]/60" office:value-type="float" office:value="10.5318333333333" calcext:value-type="float">
            <text:p>10,5318333333333</text:p>
          </table:table-cell>
        </table:table-row>
        <table:table-row table:style-name="ro1">
          <table:table-cell office:value-type="float" office:value="191.82" calcext:value-type="float">
            <text:p>191,82</text:p>
          </table:table-cell>
          <table:table-cell office:value-type="float" office:value="28831.5400000019" calcext:value-type="float">
            <text:p>28831,5400000019</text:p>
          </table:table-cell>
          <table:table-cell office:value-type="float" office:value="641.15" calcext:value-type="float">
            <text:p>641,15</text:p>
          </table:table-cell>
          <table:table-cell office:value-type="float" office:value="2.4040525" calcext:value-type="float">
            <text:p>2,4040525</text:p>
          </table:table-cell>
          <table:table-cell office:value-type="float" office:value="5" calcext:value-type="float">
            <text:p>5</text:p>
          </table:table-cell>
          <table:table-cell table:formula="of:=IF([.C42]&gt;=468;&quot;True&quot;)" office:value-type="string" office:string-value="True" calcext:value-type="string">
            <text:p>True</text:p>
          </table:table-cell>
          <table:table-cell table:formula="of:=[.C42]/60" office:value-type="float" office:value="10.6858333333333" calcext:value-type="float">
            <text:p>10,6858333333333</text:p>
          </table:table-cell>
        </table:table-row>
        <table:table-row table:style-name="ro1">
          <table:table-cell office:value-type="float" office:value="188.06" calcext:value-type="float">
            <text:p>188,06</text:p>
          </table:table-cell>
          <table:table-cell office:value-type="float" office:value="28859.5400000019" calcext:value-type="float">
            <text:p>28859,5400000019</text:p>
          </table:table-cell>
          <table:table-cell office:value-type="float" office:value="618.69" calcext:value-type="float">
            <text:p>618,69</text:p>
          </table:table-cell>
          <table:table-cell office:value-type="float" office:value="1.8886975" calcext:value-type="float">
            <text:p>1,8886975</text:p>
          </table:table-cell>
          <table:table-cell office:value-type="float" office:value="5" calcext:value-type="float">
            <text:p>5</text:p>
          </table:table-cell>
          <table:table-cell table:formula="of:=IF([.C43]&gt;=468;&quot;True&quot;)" office:value-type="string" office:string-value="True" calcext:value-type="string">
            <text:p>True</text:p>
          </table:table-cell>
          <table:table-cell table:formula="of:=[.C43]/60" office:value-type="float" office:value="10.3115" calcext:value-type="float">
            <text:p>10,3115</text:p>
          </table:table-cell>
        </table:table-row>
        <table:table-row table:style-name="ro1">
          <table:table-cell office:value-type="float" office:value="188.37" calcext:value-type="float">
            <text:p>188,37</text:p>
          </table:table-cell>
          <table:table-cell office:value-type="float" office:value="29068.8600000031" calcext:value-type="float">
            <text:p>29068,8600000031</text:p>
          </table:table-cell>
          <table:table-cell office:value-type="float" office:value="616.09" calcext:value-type="float">
            <text:p>616,09</text:p>
          </table:table-cell>
          <table:table-cell office:value-type="float" office:value="2.38318" calcext:value-type="float">
            <text:p>2,38318</text:p>
          </table:table-cell>
          <table:table-cell office:value-type="float" office:value="5" calcext:value-type="float">
            <text:p>5</text:p>
          </table:table-cell>
          <table:table-cell table:formula="of:=IF([.C44]&gt;=468;&quot;True&quot;)" office:value-type="string" office:string-value="True" calcext:value-type="string">
            <text:p>True</text:p>
          </table:table-cell>
          <table:table-cell table:formula="of:=[.C44]/60" office:value-type="float" office:value="10.2681666666667" calcext:value-type="float">
            <text:p>10,2681666666667</text:p>
          </table:table-cell>
        </table:table-row>
        <table:table-row table:style-name="ro1">
          <table:table-cell office:value-type="float" office:value="189.15" calcext:value-type="float">
            <text:p>189,15</text:p>
          </table:table-cell>
          <table:table-cell office:value-type="float" office:value="29089.4900000021" calcext:value-type="float">
            <text:p>29089,4900000021</text:p>
          </table:table-cell>
          <table:table-cell office:value-type="float" office:value="628.87" calcext:value-type="float">
            <text:p>628,87</text:p>
          </table:table-cell>
          <table:table-cell office:value-type="float" office:value="1.9114" calcext:value-type="float">
            <text:p>1,9114</text:p>
          </table:table-cell>
          <table:table-cell office:value-type="float" office:value="5" calcext:value-type="float">
            <text:p>5</text:p>
          </table:table-cell>
          <table:table-cell table:formula="of:=IF([.C45]&gt;=468;&quot;True&quot;)" office:value-type="string" office:string-value="True" calcext:value-type="string">
            <text:p>True</text:p>
          </table:table-cell>
          <table:table-cell table:formula="of:=[.C45]/60" office:value-type="float" office:value="10.4811666666667" calcext:value-type="float">
            <text:p>10,4811666666667</text:p>
          </table:table-cell>
        </table:table-row>
        <table:table-row table:style-name="ro1">
          <table:table-cell office:value-type="float" office:value="194.25" calcext:value-type="float">
            <text:p>194,25</text:p>
          </table:table-cell>
          <table:table-cell office:value-type="float" office:value="29156.1900000023" calcext:value-type="float">
            <text:p>29156,1900000023</text:p>
          </table:table-cell>
          <table:table-cell office:value-type="float" office:value="657.99" calcext:value-type="float">
            <text:p>657,99</text:p>
          </table:table-cell>
          <table:table-cell office:value-type="float" office:value="1.867825" calcext:value-type="float">
            <text:p>1,867825</text:p>
          </table:table-cell>
          <table:table-cell office:value-type="float" office:value="5" calcext:value-type="float">
            <text:p>5</text:p>
          </table:table-cell>
          <table:table-cell table:formula="of:=IF([.C46]&gt;=468;&quot;True&quot;)" office:value-type="string" office:string-value="True" calcext:value-type="string">
            <text:p>True</text:p>
          </table:table-cell>
          <table:table-cell table:formula="of:=[.C46]/60" office:value-type="float" office:value="10.9665" calcext:value-type="float">
            <text:p>10,9665</text:p>
          </table:table-cell>
        </table:table-row>
        <table:table-row table:style-name="ro1">
          <table:table-cell office:value-type="float" office:value="196.62" calcext:value-type="float">
            <text:p>196,62</text:p>
          </table:table-cell>
          <table:table-cell office:value-type="float" office:value="29369.6400000006" calcext:value-type="float">
            <text:p>29369,6400000006</text:p>
          </table:table-cell>
          <table:table-cell office:value-type="float" office:value="654.6" calcext:value-type="float">
            <text:p>654,6</text:p>
          </table:table-cell>
          <table:table-cell office:value-type="float" office:value="2.12932" calcext:value-type="float">
            <text:p>2,12932</text:p>
          </table:table-cell>
          <table:table-cell office:value-type="float" office:value="5" calcext:value-type="float">
            <text:p>5</text:p>
          </table:table-cell>
          <table:table-cell table:formula="of:=IF([.C47]&gt;=468;&quot;True&quot;)" office:value-type="string" office:string-value="True" calcext:value-type="string">
            <text:p>True</text:p>
          </table:table-cell>
          <table:table-cell table:formula="of:=[.C47]/60" office:value-type="float" office:value="10.91" calcext:value-type="float">
            <text:p>10,91</text:p>
          </table:table-cell>
        </table:table-row>
        <table:table-row table:style-name="ro1">
          <table:table-cell office:value-type="float" office:value="185.01" calcext:value-type="float">
            <text:p>185,01</text:p>
          </table:table-cell>
          <table:table-cell office:value-type="float" office:value="29534.1400000053" calcext:value-type="float">
            <text:p>29534,1400000053</text:p>
          </table:table-cell>
          <table:table-cell office:value-type="float" office:value="610.08" calcext:value-type="float">
            <text:p>610,08</text:p>
          </table:table-cell>
          <table:table-cell office:value-type="float" office:value="1.83184" calcext:value-type="float">
            <text:p>1,83184</text:p>
          </table:table-cell>
          <table:table-cell office:value-type="float" office:value="5" calcext:value-type="float">
            <text:p>5</text:p>
          </table:table-cell>
          <table:table-cell table:formula="of:=IF([.C48]&gt;=468;&quot;True&quot;)" office:value-type="string" office:string-value="True" calcext:value-type="string">
            <text:p>True</text:p>
          </table:table-cell>
          <table:table-cell table:formula="of:=[.C48]/60" office:value-type="float" office:value="10.168" calcext:value-type="float">
            <text:p>10,168</text:p>
          </table:table-cell>
        </table:table-row>
        <table:table-row table:style-name="ro1">
          <table:table-cell office:value-type="float" office:value="194.78" calcext:value-type="float">
            <text:p>194,78</text:p>
          </table:table-cell>
          <table:table-cell office:value-type="float" office:value="29546.2800000021" calcext:value-type="float">
            <text:p>29546,2800000021</text:p>
          </table:table-cell>
          <table:table-cell office:value-type="float" office:value="642.43" calcext:value-type="float">
            <text:p>642,43</text:p>
          </table:table-cell>
          <table:table-cell office:value-type="float" office:value="0.9735325" calcext:value-type="float">
            <text:p>0,9735325</text:p>
          </table:table-cell>
          <table:table-cell office:value-type="float" office:value="5" calcext:value-type="float">
            <text:p>5</text:p>
          </table:table-cell>
          <table:table-cell table:formula="of:=IF([.C49]&gt;=468;&quot;True&quot;)" office:value-type="string" office:string-value="True" calcext:value-type="string">
            <text:p>True</text:p>
          </table:table-cell>
          <table:table-cell table:formula="of:=[.C49]/60" office:value-type="float" office:value="10.7071666666667" calcext:value-type="float">
            <text:p>10,7071666666667</text:p>
          </table:table-cell>
        </table:table-row>
        <table:table-row table:style-name="ro1">
          <table:table-cell office:value-type="float" office:value="186.32" calcext:value-type="float">
            <text:p>186,32</text:p>
          </table:table-cell>
          <table:table-cell office:value-type="float" office:value="29728.7800000031" calcext:value-type="float">
            <text:p>29728,7800000031</text:p>
          </table:table-cell>
          <table:table-cell office:value-type="float" office:value="620.98" calcext:value-type="float">
            <text:p>620,98</text:p>
          </table:table-cell>
          <table:table-cell office:value-type="float" office:value="2.6579575" calcext:value-type="float">
            <text:p>2,6579575</text:p>
          </table:table-cell>
          <table:table-cell office:value-type="float" office:value="5" calcext:value-type="float">
            <text:p>5</text:p>
          </table:table-cell>
          <table:table-cell table:formula="of:=IF([.C50]&gt;=468;&quot;True&quot;)" office:value-type="string" office:string-value="True" calcext:value-type="string">
            <text:p>True</text:p>
          </table:table-cell>
          <table:table-cell table:formula="of:=[.C50]/60" office:value-type="float" office:value="10.3496666666667" calcext:value-type="float">
            <text:p>10,3496666666667</text:p>
          </table:table-cell>
        </table:table-row>
        <table:table-row table:style-name="ro1">
          <table:table-cell office:value-type="float" office:value="189.96" calcext:value-type="float">
            <text:p>189,96</text:p>
          </table:table-cell>
          <table:table-cell office:value-type="float" office:value="29945.2600000035" calcext:value-type="float">
            <text:p>29945,2600000035</text:p>
          </table:table-cell>
          <table:table-cell office:value-type="float" office:value="634.03" calcext:value-type="float">
            <text:p>634,03</text:p>
          </table:table-cell>
          <table:table-cell office:value-type="float" office:value="2.826565" calcext:value-type="float">
            <text:p>2,826565</text:p>
          </table:table-cell>
          <table:table-cell office:value-type="float" office:value="5" calcext:value-type="float">
            <text:p>5</text:p>
          </table:table-cell>
          <table:table-cell table:formula="of:=IF([.C51]&gt;=468;&quot;True&quot;)" office:value-type="string" office:string-value="True" calcext:value-type="string">
            <text:p>True</text:p>
          </table:table-cell>
          <table:table-cell table:formula="of:=[.C51]/60" office:value-type="float" office:value="10.5671666666667" calcext:value-type="float">
            <text:p>10,5671666666667</text:p>
          </table:table-cell>
        </table:table-row>
        <table:table-row table:style-name="ro1">
          <table:table-cell office:value-type="float" office:value="194.53" calcext:value-type="float">
            <text:p>194,53</text:p>
          </table:table-cell>
          <table:table-cell office:value-type="float" office:value="29969.7900000028" calcext:value-type="float">
            <text:p>29969,7900000028</text:p>
          </table:table-cell>
          <table:table-cell office:value-type="float" office:value="642.01" calcext:value-type="float">
            <text:p>642,01</text:p>
          </table:table-cell>
          <table:table-cell office:value-type="float" office:value="2.27902" calcext:value-type="float">
            <text:p>2,27902</text:p>
          </table:table-cell>
          <table:table-cell office:value-type="float" office:value="5" calcext:value-type="float">
            <text:p>5</text:p>
          </table:table-cell>
          <table:table-cell table:formula="of:=IF([.C52]&gt;=468;&quot;True&quot;)" office:value-type="string" office:string-value="True" calcext:value-type="string">
            <text:p>True</text:p>
          </table:table-cell>
          <table:table-cell table:formula="of:=[.C52]/60" office:value-type="float" office:value="10.7001666666667" calcext:value-type="float">
            <text:p>10,7001666666667</text:p>
          </table:table-cell>
        </table:table-row>
        <table:table-row table:style-name="ro1">
          <table:table-cell office:value-type="float" office:value="198.97" calcext:value-type="float">
            <text:p>198,97</text:p>
          </table:table-cell>
          <table:table-cell office:value-type="float" office:value="30335.1700000009" calcext:value-type="float">
            <text:p>30335,1700000009</text:p>
          </table:table-cell>
          <table:table-cell office:value-type="float" office:value="657.58" calcext:value-type="float">
            <text:p>657,58</text:p>
          </table:table-cell>
          <table:table-cell office:value-type="float" office:value="2.4040975" calcext:value-type="float">
            <text:p>2,4040975</text:p>
          </table:table-cell>
          <table:table-cell office:value-type="float" office:value="5" calcext:value-type="float">
            <text:p>5</text:p>
          </table:table-cell>
          <table:table-cell table:formula="of:=IF([.C53]&gt;=468;&quot;True&quot;)" office:value-type="string" office:string-value="True" calcext:value-type="string">
            <text:p>True</text:p>
          </table:table-cell>
          <table:table-cell table:formula="of:=[.C53]/60" office:value-type="float" office:value="10.9596666666667" calcext:value-type="float">
            <text:p>10,9596666666667</text:p>
          </table:table-cell>
        </table:table-row>
        <table:table-row table:style-name="ro1">
          <table:table-cell office:value-type="float" office:value="207.08" calcext:value-type="float">
            <text:p>207,08</text:p>
          </table:table-cell>
          <table:table-cell office:value-type="float" office:value="30432.5099999988" calcext:value-type="float">
            <text:p>30432,5099999988</text:p>
          </table:table-cell>
          <table:table-cell office:value-type="float" office:value="676.6" calcext:value-type="float">
            <text:p>676,6</text:p>
          </table:table-cell>
          <table:table-cell office:value-type="float" office:value="2.27143" calcext:value-type="float">
            <text:p>2,27143</text:p>
          </table:table-cell>
          <table:table-cell office:value-type="float" office:value="5" calcext:value-type="float">
            <text:p>5</text:p>
          </table:table-cell>
          <table:table-cell table:formula="of:=IF([.C54]&gt;=468;&quot;True&quot;)" office:value-type="string" office:string-value="True" calcext:value-type="string">
            <text:p>True</text:p>
          </table:table-cell>
          <table:table-cell table:formula="of:=[.C54]/60" office:value-type="float" office:value="11.2766666666667" calcext:value-type="float">
            <text:p>11,2766666666667</text:p>
          </table:table-cell>
        </table:table-row>
        <table:table-row table:style-name="ro1">
          <table:table-cell office:value-type="float" office:value="201.55" calcext:value-type="float">
            <text:p>201,55</text:p>
          </table:table-cell>
          <table:table-cell office:value-type="float" office:value="30495.2000000011" calcext:value-type="float">
            <text:p>30495,2000000011</text:p>
          </table:table-cell>
          <table:table-cell office:value-type="float" office:value="665.45" calcext:value-type="float">
            <text:p>665,45</text:p>
          </table:table-cell>
          <table:table-cell office:value-type="float" office:value="1.5362575" calcext:value-type="float">
            <text:p>1,5362575</text:p>
          </table:table-cell>
          <table:table-cell office:value-type="float" office:value="5" calcext:value-type="float">
            <text:p>5</text:p>
          </table:table-cell>
          <table:table-cell table:formula="of:=IF([.C55]&gt;=468;&quot;True&quot;)" office:value-type="string" office:string-value="True" calcext:value-type="string">
            <text:p>True</text:p>
          </table:table-cell>
          <table:table-cell table:formula="of:=[.C55]/60" office:value-type="float" office:value="11.0908333333333" calcext:value-type="float">
            <text:p>11,0908333333333</text:p>
          </table:table-cell>
        </table:table-row>
        <table:table-row table:style-name="ro1">
          <table:table-cell office:value-type="float" office:value="199.55" calcext:value-type="float">
            <text:p>199,55</text:p>
          </table:table-cell>
          <table:table-cell office:value-type="float" office:value="30664.070000005" calcext:value-type="float">
            <text:p>30664,070000005</text:p>
          </table:table-cell>
          <table:table-cell office:value-type="float" office:value="685.85" calcext:value-type="float">
            <text:p>685,85</text:p>
          </table:table-cell>
          <table:table-cell office:value-type="float" office:value="2.684455" calcext:value-type="float">
            <text:p>2,684455</text:p>
          </table:table-cell>
          <table:table-cell office:value-type="float" office:value="5" calcext:value-type="float">
            <text:p>5</text:p>
          </table:table-cell>
          <table:table-cell table:formula="of:=IF([.C56]&gt;=468;&quot;True&quot;)" office:value-type="string" office:string-value="True" calcext:value-type="string">
            <text:p>True</text:p>
          </table:table-cell>
          <table:table-cell table:formula="of:=[.C56]/60" office:value-type="float" office:value="11.4308333333333" calcext:value-type="float">
            <text:p>11,4308333333333</text:p>
          </table:table-cell>
        </table:table-row>
        <table:table-row table:style-name="ro1">
          <table:table-cell office:value-type="float" office:value="204.66" calcext:value-type="float">
            <text:p>204,66</text:p>
          </table:table-cell>
          <table:table-cell office:value-type="float" office:value="30710.6300000036" calcext:value-type="float">
            <text:p>30710,6300000036</text:p>
          </table:table-cell>
          <table:table-cell office:value-type="float" office:value="676.84" calcext:value-type="float">
            <text:p>676,84</text:p>
          </table:table-cell>
          <table:table-cell office:value-type="float" office:value="2.3566825" calcext:value-type="float">
            <text:p>2,3566825</text:p>
          </table:table-cell>
          <table:table-cell office:value-type="float" office:value="5" calcext:value-type="float">
            <text:p>5</text:p>
          </table:table-cell>
          <table:table-cell table:formula="of:=IF([.C57]&gt;=468;&quot;True&quot;)" office:value-type="string" office:string-value="True" calcext:value-type="string">
            <text:p>True</text:p>
          </table:table-cell>
          <table:table-cell table:formula="of:=[.C57]/60" office:value-type="float" office:value="11.2806666666667" calcext:value-type="float">
            <text:p>11,2806666666667</text:p>
          </table:table-cell>
        </table:table-row>
        <table:table-row table:style-name="ro1">
          <table:table-cell office:value-type="float" office:value="192.42" calcext:value-type="float">
            <text:p>192,42</text:p>
          </table:table-cell>
          <table:table-cell office:value-type="float" office:value="30740.9000000022" calcext:value-type="float">
            <text:p>30740,9000000022</text:p>
          </table:table-cell>
          <table:table-cell office:value-type="float" office:value="638.22" calcext:value-type="float">
            <text:p>638,22</text:p>
          </table:table-cell>
          <table:table-cell office:value-type="float" office:value="2.2657375" calcext:value-type="float">
            <text:p>2,2657375</text:p>
          </table:table-cell>
          <table:table-cell office:value-type="float" office:value="5" calcext:value-type="float">
            <text:p>5</text:p>
          </table:table-cell>
          <table:table-cell table:formula="of:=IF([.C58]&gt;=468;&quot;True&quot;)" office:value-type="string" office:string-value="True" calcext:value-type="string">
            <text:p>True</text:p>
          </table:table-cell>
          <table:table-cell table:formula="of:=[.C58]/60" office:value-type="float" office:value="10.637" calcext:value-type="float">
            <text:p>10,637</text:p>
          </table:table-cell>
        </table:table-row>
        <table:table-row table:style-name="ro1">
          <table:table-cell office:value-type="float" office:value="194.31" calcext:value-type="float">
            <text:p>194,31</text:p>
          </table:table-cell>
          <table:table-cell office:value-type="float" office:value="30836.7600000035" calcext:value-type="float">
            <text:p>30836,7600000035</text:p>
          </table:table-cell>
          <table:table-cell office:value-type="float" office:value="648.6" calcext:value-type="float">
            <text:p>648,6</text:p>
          </table:table-cell>
          <table:table-cell office:value-type="float" office:value="1.8811075" calcext:value-type="float">
            <text:p>1,8811075</text:p>
          </table:table-cell>
          <table:table-cell office:value-type="float" office:value="5" calcext:value-type="float">
            <text:p>5</text:p>
          </table:table-cell>
          <table:table-cell table:formula="of:=IF([.C59]&gt;=468;&quot;True&quot;)" office:value-type="string" office:string-value="True" calcext:value-type="string">
            <text:p>True</text:p>
          </table:table-cell>
          <table:table-cell table:formula="of:=[.C59]/60" office:value-type="float" office:value="10.81" calcext:value-type="float">
            <text:p>10,81</text:p>
          </table:table-cell>
        </table:table-row>
        <table:table-row table:style-name="ro1">
          <table:table-cell office:value-type="float" office:value="199.71" calcext:value-type="float">
            <text:p>199,71</text:p>
          </table:table-cell>
          <table:table-cell office:value-type="float" office:value="31145.5100000026" calcext:value-type="float">
            <text:p>31145,5100000026</text:p>
          </table:table-cell>
          <table:table-cell office:value-type="float" office:value="675.17" calcext:value-type="float">
            <text:p>675,17</text:p>
          </table:table-cell>
          <table:table-cell office:value-type="float" office:value="2.6579575" calcext:value-type="float">
            <text:p>2,6579575</text:p>
          </table:table-cell>
          <table:table-cell office:value-type="float" office:value="5" calcext:value-type="float">
            <text:p>5</text:p>
          </table:table-cell>
          <table:table-cell table:formula="of:=IF([.C60]&gt;=468;&quot;True&quot;)" office:value-type="string" office:string-value="True" calcext:value-type="string">
            <text:p>True</text:p>
          </table:table-cell>
          <table:table-cell table:formula="of:=[.C60]/60" office:value-type="float" office:value="11.2528333333333" calcext:value-type="float">
            <text:p>11,2528333333333</text:p>
          </table:table-cell>
        </table:table-row>
        <table:table-row table:style-name="ro1">
          <table:table-cell office:value-type="float" office:value="199.41" calcext:value-type="float">
            <text:p>199,41</text:p>
          </table:table-cell>
          <table:table-cell office:value-type="float" office:value="31352.8900000025" calcext:value-type="float">
            <text:p>31352,8900000025</text:p>
          </table:table-cell>
          <table:table-cell office:value-type="float" office:value="639.74" calcext:value-type="float">
            <text:p>639,74</text:p>
          </table:table-cell>
          <table:table-cell office:value-type="float" office:value="2.38318" calcext:value-type="float">
            <text:p>2,38318</text:p>
          </table:table-cell>
          <table:table-cell office:value-type="float" office:value="5" calcext:value-type="float">
            <text:p>5</text:p>
          </table:table-cell>
          <table:table-cell table:formula="of:=IF([.C61]&gt;=468;&quot;True&quot;)" office:value-type="string" office:string-value="True" calcext:value-type="string">
            <text:p>True</text:p>
          </table:table-cell>
          <table:table-cell table:formula="of:=[.C61]/60" office:value-type="float" office:value="10.6623333333333" calcext:value-type="float">
            <text:p>10,6623333333333</text:p>
          </table:table-cell>
        </table:table-row>
        <table:table-row table:style-name="ro1">
          <table:table-cell office:value-type="float" office:value="200.65" calcext:value-type="float">
            <text:p>200,65</text:p>
          </table:table-cell>
          <table:table-cell office:value-type="float" office:value="31457.4300000025" calcext:value-type="float">
            <text:p>31457,4300000025</text:p>
          </table:table-cell>
          <table:table-cell office:value-type="float" office:value="664.26" calcext:value-type="float">
            <text:p>664,26</text:p>
          </table:table-cell>
          <table:table-cell office:value-type="float" office:value="2.6143825" calcext:value-type="float">
            <text:p>2,6143825</text:p>
          </table:table-cell>
          <table:table-cell office:value-type="float" office:value="5" calcext:value-type="float">
            <text:p>5</text:p>
          </table:table-cell>
          <table:table-cell table:formula="of:=IF([.C62]&gt;=468;&quot;True&quot;)" office:value-type="string" office:string-value="True" calcext:value-type="string">
            <text:p>True</text:p>
          </table:table-cell>
          <table:table-cell table:formula="of:=[.C62]/60" office:value-type="float" office:value="11.071" calcext:value-type="float">
            <text:p>11,071</text:p>
          </table:table-cell>
        </table:table-row>
        <table:table-row table:style-name="ro1">
          <table:table-cell office:value-type="float" office:value="199.46" calcext:value-type="float">
            <text:p>199,46</text:p>
          </table:table-cell>
          <table:table-cell office:value-type="float" office:value="31591.0900000036" calcext:value-type="float">
            <text:p>31591,0900000036</text:p>
          </table:table-cell>
          <table:table-cell office:value-type="float" office:value="666.06" calcext:value-type="float">
            <text:p>666,06</text:p>
          </table:table-cell>
          <table:table-cell office:value-type="float" office:value="2.4002575" calcext:value-type="float">
            <text:p>2,4002575</text:p>
          </table:table-cell>
          <table:table-cell office:value-type="float" office:value="5" calcext:value-type="float">
            <text:p>5</text:p>
          </table:table-cell>
          <table:table-cell table:formula="of:=IF([.C63]&gt;=468;&quot;True&quot;)" office:value-type="string" office:string-value="True" calcext:value-type="string">
            <text:p>True</text:p>
          </table:table-cell>
          <table:table-cell table:formula="of:=[.C63]/60" office:value-type="float" office:value="11.101" calcext:value-type="float">
            <text:p>11,101</text:p>
          </table:table-cell>
        </table:table-row>
      </table:table>
      <table:named-expressions/>
      <table:database-ranges>
        <table:database-range table:name="__Anonymous_Sheet_DB__0" table:target-range-address="Sheet1.A1:Sheet1.F6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3:45:16.596397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23T13:45:52.986479804</dc:date>
    <meta:editing-duration>PT2M20S</meta:editing-duration>
    <meta:editing-cycles>2</meta:editing-cycles>
    <meta:document-statistic meta:table-count="1" meta:cell-count="441" meta:object-count="0"/>
  </office:meta>
</office:document-meta>
</file>